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3f74" officeooo:paragraph-rsid="000b3f74"/>
    </style:style>
    <style:style style:name="P2" style:family="paragraph" style:parent-style-name="Standard">
      <style:text-properties officeooo:rsid="000d259e" officeooo:paragraph-rsid="000d259e"/>
    </style:style>
    <style:style style:name="T1" style:family="text">
      <style:text-properties officeooo:rsid="000d25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>a) Falsch</text:p>
      <text:p text:style-name="P1"/>
      <text:p text:style-name="P1">b) Falsch</text:p>
      <text:p text:style-name="P1"/>
      <text:p text:style-name="P1">c) Richtig</text:p>
      <text:p text:style-name="P1"/>
      <text:p text:style-name="P1">d) Richtig</text:p>
      <text:p text:style-name="P1"/>
      <text:p text:style-name="P1">e) Richtig</text:p>
      <text:p text:style-name="P1"/>
      <text:p text:style-name="P1">Aufgabe 2</text:p>
      <text:p text:style-name="P1">a) 1:1</text:p>
      <text:p text:style-name="P1"/>
      <text:p text:style-name="P1">b) 1:n</text:p>
      <text:p text:style-name="P1"/>
      <text:p text:style-name="P1">c) m:n</text:p>
      <text:p text:style-name="P1"/>
      <text:p text:style-name="P1">d) m:n</text:p>
      <text:p text:style-name="P1"/>
      <text:p text:style-name="P1">e) <text:span text:style-name="T1">n</text:span>:<text:span text:style-name="T1">1</text:span></text:p>
      <text:p text:style-name="P1"/>
      <text:p text:style-name="P1">f) <text:span text:style-name="T1">m:n</text:span></text:p>
      <text:p text:style-name="P1"/>
      <text:p text:style-name="P1">g) <text:span text:style-name="T1">m:n</text:span></text:p>
      <text:p text:style-name="P1"/>
      <text:p text:style-name="P2">h) 1:n</text:p>
      <text:p text:style-name="P2"/>
      <text:p text:style-name="P2">i) m:n</text:p>
      <text:p text:style-name="P2"/>
      <text:p text:style-name="P2">j) n:1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2:33:01.197000000</meta:creation-date>
    <dc:date>2021-02-22T13:01:17.354000000</dc:date>
    <meta:editing-duration>PT7M43S</meta:editing-duration>
    <meta:editing-cycles>1</meta:editing-cycles>
    <meta:document-statistic meta:table-count="0" meta:image-count="0" meta:object-count="0" meta:page-count="1" meta:paragraph-count="17" meta:word-count="34" meta:character-count="126" meta:non-whitespace-character-count="109"/>
    <meta:generator>LibreOffice/6.2.2.2$Windows_X86_64 LibreOffice_project/2b840030fec2aae0fd2658d8d4f9548af4e3518d</meta:generator>
  </office:meta>
</office:document-meta>
</file>